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9.246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11.065cm"/>
    </style:style>
    <style:style style:name="co7" style:family="table-column">
      <style:table-column-properties fo:break-before="auto" style:column-width="3.2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afd095" fo:border="0.74pt solid #000000"/>
    </style:style>
    <style:style style:name="ce6" style:family="table-cell" style:parent-style-name="Default">
      <style:table-cell-properties fo:background-color="#afd095" fo:border="0.74pt solid #000000"/>
      <style:text-properties fo:color="#000000"/>
    </style:style>
    <style:style style:name="ce9" style:family="table-cell" style:parent-style-name="Default">
      <style:table-cell-properties fo:background-color="#ffb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elluino" table:style-name="ta1" table:print-ranges="telluino.A1:telluino.G44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, C11, C13, C15, C18, C21, C23, C24, C25, C31, C35</text:p>
          </table:table-cell>
          <table:table-cell office:value-type="string" calcext:value-type="string">
            <text:p>0.1uF/100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2, C3, C4, C5, C6</text:p>
          </table:table-cell>
          <table:table-cell office:value-type="string" calcext:value-type="string">
            <text:p>22 nF/100V</text:p>
          </table:table-cell>
          <table:table-cell table:style-name="ce5" office:value-type="string" calcext:value-type="string">
            <text:p>Device:C_Smal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7, C8, C9, C19</text:p>
          </table:table-cell>
          <table:table-cell office:value-type="string" calcext:value-type="string">
            <text:p>4.7uF/8.3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table:style-name="ce6" office:value-type="string" calcext:value-type="string">
            <text:p>10uF/25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uF/100V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8.0mm_P3.50m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uF/100V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8.0mm_P3.50mm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220pF/50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0.01uF/16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5.0mm_P2.50m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OP1 Blu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P2 Orang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d Rx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reen Tx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5, D6, D7, D8</text:p>
          </table:table-cell>
          <table:table-cell table:style-name="ce9" office:value-type="string" calcext:value-type="string">
            <text:p>SS1P3L</text:p>
          </table:table-cell>
          <table:table-cell office:value-type="string" calcext:value-type="string">
            <text:p>SS1P3L:SS1P3L</text:p>
          </table:table-cell>
          <table:table-cell office:value-type="string" calcext:value-type="string">
            <text:p>my_lib:DO220AA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S1C-13-F 1A/150V</text:p>
          </table:table-cell>
          <table:table-cell office:value-type="string" calcext:value-type="string">
            <text:p>teluino2:ES1C-13-F</text:p>
          </table:table-cell>
          <table:table-cell office:value-type="string" calcext:value-type="string">
            <text:p>Diode_SMD:D_SM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MSMF050:MF-MSMF050-2</text:p>
          </table:table-cell>
          <table:table-cell office:value-type="string" calcext:value-type="string">
            <text:p>my_lib:FUSM4632X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9" office:value-type="string" calcext:value-type="string">
            <text:p>6P2C</text:p>
          </table:table-cell>
          <table:table-cell office:value-type="string" calcext:value-type="string">
            <text:p>my_lib:6P2C</text:p>
          </table:table-cell>
          <table:table-cell office:value-type="string" calcext:value-type="string">
            <text:p>Connector_RJ:RJ12_Amphenol_546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:USB_A</text:p>
          </table:table-cell>
          <table:table-cell office:value-type="string" calcext:value-type="string">
            <text:p>Connector_USB:USB_A_CNCTech_1001-011-01101_Horizonta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LEFT1, JRIGHT1</text:p>
          </table:table-cell>
          <table:table-cell table:style-name="ce9" office:value-type="string" calcext:value-type="string">
            <text:p>SSQ-115-01-F-S</text:p>
          </table:table-cell>
          <table:table-cell office:value-type="string" calcext:value-type="string">
            <text:p>pin_15_01:SSQ-115-01-F-S</text:p>
          </table:table-cell>
          <table:table-cell office:value-type="string" calcext:value-type="string">
            <text:p>my_lib:SAMTEC_SSQ-115-01-F-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A_D_Ground_Bridge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Jumper:SolderJumper-2_P1.3mm_Bridged_RoundedPad1.0x1.5mm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style-name="ce9" office:value-type="string" calcext:value-type="string">
            <text:p>22uH 1.8A</text:p>
          </table:table-cell>
          <table:table-cell office:value-type="string" calcext:value-type="string">
            <text:p>Device:L_Ferrite</text:p>
          </table:table-cell>
          <table:table-cell office:value-type="string" calcext:value-type="string">
            <text:p>Inductor_SMD:L_10.4x10.4_H4.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C1</text:p>
          </table:table-cell>
          <table:table-cell table:style-name="ce9" office:value-type="string" calcext:value-type="string">
            <text:p>MF-SD013</text:p>
          </table:table-cell>
          <table:table-cell office:value-type="string" calcext:value-type="string">
            <text:p>my_lib:MF-SD013/250</text:p>
          </table:table-cell>
          <table:table-cell office:value-type="string" calcext:value-type="string">
            <text:p>my_lib:ptc-4-mf-s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Transistor_BJT:MMBT3904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table:style-name="ce9" office:value-type="string" calcext:value-type="string">
            <text:p>ZXTP2012Z</text:p>
          </table:table-cell>
          <table:table-cell office:value-type="string" calcext:value-type="string">
            <text:p>teluino:ZXTP2012Z</text:p>
          </table:table-cell>
          <table:table-cell office:value-type="string" calcext:value-type="string">
            <text:p>my_lib:SOT-89-3_4P5X2P6_DIO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4, R5, R9</text:p>
          </table:table-cell>
          <table:table-cell office:value-type="string" calcext:value-type="string">
            <text:p>1Meg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,R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47.5K 1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75K 0.5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75R 5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5, R16, R17, R18</text:p>
          </table:table-cell>
          <table:table-cell office:value-type="string" calcext:value-type="string">
            <text:p>1R0 1/16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3.4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view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R0 5%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4*1K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my_lib:SOIC127P780X210-8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9" office:value-type="string" calcext:value-type="string">
            <text:p>LE9641PQC</text:p>
          </table:table-cell>
          <table:table-cell office:value-type="string" calcext:value-type="string">
            <text:p>:LE9641PQC_1</text:p>
          </table:table-cell>
          <table:table-cell office:value-type="string" calcext:value-type="string">
            <text:p>my_lib:QFN50P700X700X90-49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style-name="ce9" office:value-type="string" calcext:value-type="string">
            <text:p>TISP61089BDR-S</text:p>
          </table:table-cell>
          <table:table-cell office:value-type="string" calcext:value-type="string">
            <text:p>TISP61089BDR-S:TISP61089BDR-S</text:p>
          </table:table-cell>
          <table:table-cell office:value-type="string" calcext:value-type="string">
            <text:p>my_lib:SOIC127P780X210-8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Interface_USB:CH340C</text:p>
          </table:table-cell>
          <table:table-cell office:value-type="string" calcext:value-type="string">
            <text:p>Package_SO:SOIC-16_3.9x9.9mm_P1.27mm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style-name="ce9" office:value-type="string" calcext:value-type="string">
            <text:p>TXS0108EPWRG4</text:p>
          </table:table-cell>
          <table:table-cell office:value-type="string" calcext:value-type="string">
            <text:p>TXS0108:TXS0108EPWRG4</text:p>
          </table:table-cell>
          <table:table-cell office:value-type="string" calcext:value-type="string">
            <text:p>my_lib:SOP65P640X120-20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30T23:14:20.272000000</dc:date>
    <meta:editing-duration>P1DT46M48S</meta:editing-duration>
    <meta:editing-cycles>5</meta:editing-cycles>
    <meta:generator>LibreOffice/7.5.2.2$Windows_X86_64 LibreOffice_project/53bb9681a964705cf672590721dbc85eb4d0c3a2</meta:generator>
    <meta:print-date>2023-06-14T14:08:24.159000000</meta:print-date>
    <meta:document-statistic meta:table-count="1" meta:cell-count="267" meta:object-count="0"/>
  </office:meta>
</office:document-meta>
</file>